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h.abs( floa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h.atan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h.acos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h.abs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h.sqrt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h.toDegrees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h.log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h.max( float var0 , floa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h.toRadians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h.max( double var0 , doubl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h.M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h.max( in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h.max( long var0 , lo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h.pow( double var0 , doubl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h.exp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h.asin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h.tan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h.round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h.round( floa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h.min( in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h.sin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h.ceil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h.min( double var0 , doubl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h.rint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h.IEEEremainder( double var0 , doubl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h.abs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h.min( long var0 , lo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h.min( float var0 , floa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h.abs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h.floor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h.rand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h.atan2( double var0 , doubl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th.cos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